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648cm"/>
    </style:style>
    <style:style style:name="gr4" style:family="graphic" style:parent-style-name="standard">
      <style:graphic-properties draw:stroke="none" svg:stroke-color="#000000" draw:fill="none" draw:fill-color="#ffffff" fo:min-height="0.49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1cm" svg:y1="2.64cm" svg:x2="0.1cm" svg:y2="8.355cm">
          <text:p/>
        </draw:line>
        <draw:frame draw:style-name="gr3" draw:text-style-name="P5" draw:layer="layout" svg:width="5.08cm" svg:height="3.898cm" svg:x="0.1cm" svg:y="4.545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</draw:text-box>
        </draw:frame>
        <draw:line draw:style-name="gr2" draw:text-style-name="P3" draw:layer="layout" svg:x1="10.26cm" svg:y1="8.355cm" svg:x2="0.1cm" svg:y2="8.355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Identity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0.742cm" svg:x="0.1cm" svg:y="3.27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91cm" svg:x2="10.26cm" svg:y2="3.91cm">
          <text:p/>
        </draw:line>
        <draw:frame draw:style-name="gr3" draw:text-style-name="P5" draw:layer="layout" svg:width="5.08cm" svg:height="3.898cm" svg:x="5.18cm" svg:y="4.545cm">
          <draw:text-box>
            <text:p text:style-name="P4"><text:span text:style-name="T2">isEmpty</text:span></text:p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upplier</text:span></text:p>
          </draw:text-box>
        </draw:frame>
        <draw:line draw:style-name="gr2" draw:text-style-name="P3" draw:layer="layout" svg:x1="5.18cm" svg:y1="8.355cm" svg:x2="5.18cm" svg:y2="3.91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Map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26cm" svg:y1="2.64cm" svg:x2="10.26cm" svg:y2="8.3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8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46:05.23</dc:date>
    <meta:editing-cycles>20</meta:editing-cycles>
    <meta:editing-duration>PT01H59M19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